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0.92mm"/>
    </style:style>
    <style:style style:name="co7" style:family="table-column">
      <style:table-column-properties fo:break-before="auto" style:column-width="45.47mm"/>
    </style:style>
    <style:style style:name="co8" style:family="table-column">
      <style:table-column-properties fo:break-before="auto" style:column-width="22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4" style:family="table-cell" style:parent-style-name="Pivot_20_Table_20_Value" style:data-style-name="N0"/>
    <style:style style:name="ce15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T60_appro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Instancia</text:p>
          </table:table-cell>
          <table:table-cell office:value-type="string" calcext:value-type="string">
            <text:p>Tempo_Nanosegundos</text:p>
          </table:table-cell>
          <table:table-cell office:value-type="string" calcext:value-type="string">
            <text:p>N_bins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00.txt</text:p>
          </table:table-cell>
          <table:table-cell office:value-type="float" office:value="6300" calcext:value-type="float">
            <text:p>63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01.txt</text:p>
          </table:table-cell>
          <table:table-cell office:value-type="float" office:value="6150" calcext:value-type="float">
            <text:p>61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02.txt</text:p>
          </table:table-cell>
          <table:table-cell office:value-type="float" office:value="6420" calcext:value-type="float">
            <text:p>64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03.txt</text:p>
          </table:table-cell>
          <table:table-cell office:value-type="float" office:value="6210" calcext:value-type="float">
            <text:p>62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04.txt</text:p>
          </table:table-cell>
          <table:table-cell office:value-type="float" office:value="6360" calcext:value-type="float">
            <text:p>63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05.txt</text:p>
          </table:table-cell>
          <table:table-cell office:value-type="float" office:value="6180" calcext:value-type="float">
            <text:p>61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06.txt</text:p>
          </table:table-cell>
          <table:table-cell office:value-type="float" office:value="6260" calcext:value-type="float">
            <text:p>62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07.txt</text:p>
          </table:table-cell>
          <table:table-cell office:value-type="float" office:value="6270" calcext:value-type="float">
            <text:p>62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08.txt</text:p>
          </table:table-cell>
          <table:table-cell office:value-type="float" office:value="6100" calcext:value-type="float">
            <text:p>61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09.txt</text:p>
          </table:table-cell>
          <table:table-cell office:value-type="float" office:value="6260" calcext:value-type="float">
            <text:p>62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00.txt</text:p>
          </table:table-cell>
          <table:table-cell office:value-type="float" office:value="8300" calcext:value-type="float">
            <text:p>83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01.txt</text:p>
          </table:table-cell>
          <table:table-cell office:value-type="float" office:value="7990" calcext:value-type="float">
            <text:p>799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02.txt</text:p>
          </table:table-cell>
          <table:table-cell office:value-type="float" office:value="8280" calcext:value-type="float">
            <text:p>82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03.txt</text:p>
          </table:table-cell>
          <table:table-cell office:value-type="float" office:value="8110" calcext:value-type="float">
            <text:p>81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04.txt</text:p>
          </table:table-cell>
          <table:table-cell office:value-type="float" office:value="7830" calcext:value-type="float">
            <text:p>78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05.txt</text:p>
          </table:table-cell>
          <table:table-cell office:value-type="float" office:value="7900" calcext:value-type="float">
            <text:p>79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06.txt</text:p>
          </table:table-cell>
          <table:table-cell office:value-type="float" office:value="7860" calcext:value-type="float">
            <text:p>78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07.txt</text:p>
          </table:table-cell>
          <table:table-cell office:value-type="float" office:value="7840" calcext:value-type="float">
            <text:p>78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08.txt</text:p>
          </table:table-cell>
          <table:table-cell office:value-type="float" office:value="7970" calcext:value-type="float">
            <text:p>79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09.txt</text:p>
          </table:table-cell>
          <table:table-cell office:value-type="float" office:value="7910" calcext:value-type="float">
            <text:p>79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00.txt</text:p>
          </table:table-cell>
          <table:table-cell office:value-type="float" office:value="7580" calcext:value-type="float">
            <text:p>75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01.txt</text:p>
          </table:table-cell>
          <table:table-cell office:value-type="float" office:value="7740" calcext:value-type="float">
            <text:p>77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02.txt</text:p>
          </table:table-cell>
          <table:table-cell office:value-type="float" office:value="7510" calcext:value-type="float">
            <text:p>75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03.txt</text:p>
          </table:table-cell>
          <table:table-cell office:value-type="float" office:value="8360" calcext:value-type="float">
            <text:p>83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04.txt</text:p>
          </table:table-cell>
          <table:table-cell office:value-type="float" office:value="7670" calcext:value-type="float">
            <text:p>76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05.txt</text:p>
          </table:table-cell>
          <table:table-cell office:value-type="float" office:value="7650" calcext:value-type="float">
            <text:p>76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06.txt</text:p>
          </table:table-cell>
          <table:table-cell office:value-type="float" office:value="7810" calcext:value-type="float">
            <text:p>78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07.txt</text:p>
          </table:table-cell>
          <table:table-cell office:value-type="float" office:value="7660" calcext:value-type="float">
            <text:p>76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08.txt</text:p>
          </table:table-cell>
          <table:table-cell office:value-type="float" office:value="7610" calcext:value-type="float">
            <text:p>76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09.txt</text:p>
          </table:table-cell>
          <table:table-cell office:value-type="float" office:value="7620" calcext:value-type="float">
            <text:p>76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00.txt</text:p>
          </table:table-cell>
          <table:table-cell office:value-type="float" office:value="8340" calcext:value-type="float">
            <text:p>83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01.txt</text:p>
          </table:table-cell>
          <table:table-cell office:value-type="float" office:value="7920" calcext:value-type="float">
            <text:p>79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02.txt</text:p>
          </table:table-cell>
          <table:table-cell office:value-type="float" office:value="8400" calcext:value-type="float">
            <text:p>84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03.txt</text:p>
          </table:table-cell>
          <table:table-cell office:value-type="float" office:value="8560" calcext:value-type="float">
            <text:p>85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04.txt</text:p>
          </table:table-cell>
          <table:table-cell office:value-type="float" office:value="7800" calcext:value-type="float">
            <text:p>78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05.txt</text:p>
          </table:table-cell>
          <table:table-cell office:value-type="float" office:value="8050" calcext:value-type="float">
            <text:p>80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06.txt</text:p>
          </table:table-cell>
          <table:table-cell office:value-type="float" office:value="8100" calcext:value-type="float">
            <text:p>81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07.txt</text:p>
          </table:table-cell>
          <table:table-cell office:value-type="float" office:value="7950" calcext:value-type="float">
            <text:p>79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08.txt</text:p>
          </table:table-cell>
          <table:table-cell office:value-type="float" office:value="8390" calcext:value-type="float">
            <text:p>839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09.txt</text:p>
          </table:table-cell>
          <table:table-cell office:value-type="float" office:value="8220" calcext:value-type="float">
            <text:p>82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10.txt</text:p>
          </table:table-cell>
          <table:table-cell office:value-type="float" office:value="6240" calcext:value-type="float">
            <text:p>62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11.txt</text:p>
          </table:table-cell>
          <table:table-cell office:value-type="float" office:value="6170" calcext:value-type="float">
            <text:p>61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12.txt</text:p>
          </table:table-cell>
          <table:table-cell office:value-type="float" office:value="6210" calcext:value-type="float">
            <text:p>62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13.txt</text:p>
          </table:table-cell>
          <table:table-cell office:value-type="float" office:value="6150" calcext:value-type="float">
            <text:p>61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14.txt</text:p>
          </table:table-cell>
          <table:table-cell office:value-type="float" office:value="6430" calcext:value-type="float">
            <text:p>64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15.txt</text:p>
          </table:table-cell>
          <table:table-cell office:value-type="float" office:value="6240" calcext:value-type="float">
            <text:p>62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16.txt</text:p>
          </table:table-cell>
          <table:table-cell office:value-type="float" office:value="6410" calcext:value-type="float">
            <text:p>64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17.txt</text:p>
          </table:table-cell>
          <table:table-cell office:value-type="float" office:value="6360" calcext:value-type="float">
            <text:p>63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18.txt</text:p>
          </table:table-cell>
          <table:table-cell office:value-type="float" office:value="6440" calcext:value-type="float">
            <text:p>64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FD</text:p>
          </table:table-cell>
          <table:table-cell office:value-type="string" calcext:value-type="string">
            <text:p>Falkenauer_t60_19.txt</text:p>
          </table:table-cell>
          <table:table-cell office:value-type="float" office:value="6320" calcext:value-type="float">
            <text:p>63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10.txt</text:p>
          </table:table-cell>
          <table:table-cell office:value-type="float" office:value="7940" calcext:value-type="float">
            <text:p>79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11.txt</text:p>
          </table:table-cell>
          <table:table-cell office:value-type="float" office:value="7890" calcext:value-type="float">
            <text:p>78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12.txt</text:p>
          </table:table-cell>
          <table:table-cell office:value-type="float" office:value="8040" calcext:value-type="float">
            <text:p>80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13.txt</text:p>
          </table:table-cell>
          <table:table-cell office:value-type="float" office:value="7950" calcext:value-type="float">
            <text:p>79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14.txt</text:p>
          </table:table-cell>
          <table:table-cell office:value-type="float" office:value="7980" calcext:value-type="float">
            <text:p>79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15.txt</text:p>
          </table:table-cell>
          <table:table-cell office:value-type="float" office:value="7720" calcext:value-type="float">
            <text:p>77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16.txt</text:p>
          </table:table-cell>
          <table:table-cell office:value-type="float" office:value="7690" calcext:value-type="float">
            <text:p>76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17.txt</text:p>
          </table:table-cell>
          <table:table-cell office:value-type="float" office:value="7980" calcext:value-type="float">
            <text:p>79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18.txt</text:p>
          </table:table-cell>
          <table:table-cell office:value-type="float" office:value="7990" calcext:value-type="float">
            <text:p>799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FD</text:p>
          </table:table-cell>
          <table:table-cell office:value-type="string" calcext:value-type="string">
            <text:p>Falkenauer_t60_19.txt</text:p>
          </table:table-cell>
          <table:table-cell office:value-type="float" office:value="7960" calcext:value-type="float">
            <text:p>79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10.txt</text:p>
          </table:table-cell>
          <table:table-cell office:value-type="float" office:value="7650" calcext:value-type="float">
            <text:p>76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11.txt</text:p>
          </table:table-cell>
          <table:table-cell office:value-type="float" office:value="7510" calcext:value-type="float">
            <text:p>75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12.txt</text:p>
          </table:table-cell>
          <table:table-cell office:value-type="float" office:value="7490" calcext:value-type="float">
            <text:p>749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13.txt</text:p>
          </table:table-cell>
          <table:table-cell office:value-type="float" office:value="7900" calcext:value-type="float">
            <text:p>79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14.txt</text:p>
          </table:table-cell>
          <table:table-cell office:value-type="float" office:value="7880" calcext:value-type="float">
            <text:p>78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15.txt</text:p>
          </table:table-cell>
          <table:table-cell office:value-type="float" office:value="7610" calcext:value-type="float">
            <text:p>76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16.txt</text:p>
          </table:table-cell>
          <table:table-cell office:value-type="float" office:value="7560" calcext:value-type="float">
            <text:p>75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17.txt</text:p>
          </table:table-cell>
          <table:table-cell office:value-type="float" office:value="7630" calcext:value-type="float">
            <text:p>76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18.txt</text:p>
          </table:table-cell>
          <table:table-cell office:value-type="float" office:value="7890" calcext:value-type="float">
            <text:p>789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FD</text:p>
          </table:table-cell>
          <table:table-cell office:value-type="string" calcext:value-type="string">
            <text:p>Falkenauer_t60_19.txt</text:p>
          </table:table-cell>
          <table:table-cell office:value-type="float" office:value="7600" calcext:value-type="float">
            <text:p>76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10.txt</text:p>
          </table:table-cell>
          <table:table-cell office:value-type="float" office:value="8130" calcext:value-type="float">
            <text:p>81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11.txt</text:p>
          </table:table-cell>
          <table:table-cell office:value-type="float" office:value="7880" calcext:value-type="float">
            <text:p>78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12.txt</text:p>
          </table:table-cell>
          <table:table-cell office:value-type="float" office:value="8010" calcext:value-type="float">
            <text:p>80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13.txt</text:p>
          </table:table-cell>
          <table:table-cell office:value-type="float" office:value="8050" calcext:value-type="float">
            <text:p>80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14.txt</text:p>
          </table:table-cell>
          <table:table-cell office:value-type="float" office:value="7920" calcext:value-type="float">
            <text:p>79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15.txt</text:p>
          </table:table-cell>
          <table:table-cell office:value-type="float" office:value="7920" calcext:value-type="float">
            <text:p>79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16.txt</text:p>
          </table:table-cell>
          <table:table-cell office:value-type="float" office:value="8030" calcext:value-type="float">
            <text:p>80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17.txt</text:p>
          </table:table-cell>
          <table:table-cell office:value-type="float" office:value="7980" calcext:value-type="float">
            <text:p>79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18.txt</text:p>
          </table:table-cell>
          <table:table-cell office:value-type="float" office:value="8200" calcext:value-type="float">
            <text:p>82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Falkenauer_t60_19.txt</text:p>
          </table:table-cell>
          <table:table-cell office:value-type="float" office:value="8110" calcext:value-type="float">
            <text:p>8110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Tabela dinâmica_FT60_approx_time" table:style-name="ta1">
        <table:table-column table:style-name="co6" table:default-cell-style-name="ce4"/>
        <table:table-column table:style-name="co5" table:default-cell-style-name="ce9"/>
        <table:table-column table:style-name="co5" table:number-columns-repeated="2" table:default-cell-style-name="ce14"/>
        <table:table-column table:style-name="co5" table:default-cell-style-name="ce19"/>
        <table:table-row table:style-name="ro1">
          <table:table-cell table:style-name="ce1" office:value-type="string" calcext:value-type="string">
            <text:p>Soma - Tempo_Nanosegundos</text:p>
          </table:table-cell>
          <table:table-cell table:style-name="ce6" office:value-type="string" calcext:value-type="string">
            <text:p>Algoritmo</text:p>
          </table:table-cell>
          <table:table-cell table:style-name="ce11" table:number-columns-repeated="2"/>
          <table:table-cell table:style-name="ce16"/>
        </table:table-row>
        <table:table-row table:style-name="ro1">
          <table:table-cell table:style-name="ce2" office:value-type="string" calcext:value-type="string">
            <text:p>Instancia</text:p>
          </table:table-cell>
          <table:table-cell table:style-name="ce7" office:value-type="string" calcext:value-type="string">
            <text:p>BFD</text:p>
          </table:table-cell>
          <table:table-cell table:style-name="ce12" office:value-type="string" calcext:value-type="string">
            <text:p>FFD</text:p>
          </table:table-cell>
          <table:table-cell table:style-name="ce12" office:value-type="string" calcext:value-type="string">
            <text:p>NFD</text:p>
          </table:table-cell>
          <table:table-cell table:style-name="ce17" office:value-type="string" calcext:value-type="string">
            <text:p>WFD</text:p>
          </table:table-cell>
        </table:table-row>
        <table:table-row table:style-name="ro1">
          <table:table-cell table:style-name="ce3" office:value-type="string" calcext:value-type="string">
            <text:p>BPP_50_50_0.1_0.7_0.txt</text:p>
          </table:table-cell>
          <table:table-cell table:style-name="ce8" office:value-type="float" office:value="9070" calcext:value-type="float">
            <text:p>9070</text:p>
          </table:table-cell>
          <table:table-cell table:style-name="ce13" office:value-type="float" office:value="7070" calcext:value-type="float">
            <text:p>7070</text:p>
          </table:table-cell>
          <table:table-cell table:style-name="ce13" office:value-type="float" office:value="6230" calcext:value-type="float">
            <text:p>6230</text:p>
          </table:table-cell>
          <table:table-cell table:style-name="ce18" office:value-type="float" office:value="9300" calcext:value-type="float">
            <text:p>9300</text:p>
          </table:table-cell>
        </table:table-row>
        <table:table-row table:style-name="ro1">
          <table:table-cell office:value-type="string" calcext:value-type="string">
            <text:p>BPP_50_50_0.1_0.7_1.txt</text:p>
          </table:table-cell>
          <table:table-cell office:value-type="float" office:value="8280" calcext:value-type="float">
            <text:p>8280</text:p>
          </table:table-cell>
          <table:table-cell office:value-type="float" office:value="7370" calcext:value-type="float">
            <text:p>7370</text:p>
          </table:table-cell>
          <table:table-cell office:value-type="float" office:value="6100" calcext:value-type="float">
            <text:p>6100</text:p>
          </table:table-cell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string" calcext:value-type="string">
            <text:p>BPP_50_50_0.1_0.7_2.txt</text:p>
          </table:table-cell>
          <table:table-cell office:value-type="float" office:value="9280" calcext:value-type="float">
            <text:p>9280</text:p>
          </table:table-cell>
          <table:table-cell office:value-type="float" office:value="7200" calcext:value-type="float">
            <text:p>7200</text:p>
          </table:table-cell>
          <table:table-cell office:value-type="float" office:value="6080" calcext:value-type="float">
            <text:p>6080</text:p>
          </table:table-cell>
          <table:table-cell office:value-type="float" office:value="9240" calcext:value-type="float">
            <text:p>9240</text:p>
          </table:table-cell>
        </table:table-row>
        <table:table-row table:style-name="ro1">
          <table:table-cell office:value-type="string" calcext:value-type="string">
            <text:p>BPP_50_50_0.1_0.7_3.txt</text:p>
          </table:table-cell>
          <table:table-cell office:value-type="float" office:value="8250" calcext:value-type="float">
            <text:p>8250</text:p>
          </table:table-cell>
          <table:table-cell office:value-type="float" office:value="7840" calcext:value-type="float">
            <text:p>7840</text:p>
          </table:table-cell>
          <table:table-cell office:value-type="float" office:value="6120" calcext:value-type="float">
            <text:p>6120</text:p>
          </table:table-cell>
          <table:table-cell office:value-type="float" office:value="8210" calcext:value-type="float">
            <text:p>8210</text:p>
          </table:table-cell>
        </table:table-row>
        <table:table-row table:style-name="ro1">
          <table:table-cell office:value-type="string" calcext:value-type="string">
            <text:p>BPP_50_50_0.1_0.7_4.txt</text:p>
          </table:table-cell>
          <table:table-cell office:value-type="float" office:value="9150" calcext:value-type="float">
            <text:p>9150</text:p>
          </table:table-cell>
          <table:table-cell office:value-type="float" office:value="7760" calcext:value-type="float">
            <text:p>7760</text:p>
          </table:table-cell>
          <table:table-cell office:value-type="float" office:value="6200" calcext:value-type="float">
            <text:p>6200</text:p>
          </table:table-cell>
          <table:table-cell office:value-type="float" office:value="9450" calcext:value-type="float">
            <text:p>9450</text:p>
          </table:table-cell>
        </table:table-row>
        <table:table-row table:style-name="ro1">
          <table:table-cell office:value-type="string" calcext:value-type="string">
            <text:p>BPP_50_50_0.1_0.7_5.txt</text:p>
          </table:table-cell>
          <table:table-cell office:value-type="float" office:value="7890" calcext:value-type="float">
            <text:p>7890</text:p>
          </table:table-cell>
          <table:table-cell office:value-type="float" office:value="7360" calcext:value-type="float">
            <text:p>7360</text:p>
          </table:table-cell>
          <table:table-cell office:value-type="float" office:value="6000" calcext:value-type="float">
            <text:p>6000</text:p>
          </table:table-cell>
          <table:table-cell office:value-type="float" office:value="7980" calcext:value-type="float">
            <text:p>7980</text:p>
          </table:table-cell>
        </table:table-row>
        <table:table-row table:style-name="ro1">
          <table:table-cell office:value-type="string" calcext:value-type="string">
            <text:p>BPP_50_50_0.1_0.7_6.txt</text:p>
          </table:table-cell>
          <table:table-cell office:value-type="float" office:value="8180" calcext:value-type="float">
            <text:p>8180</text:p>
          </table:table-cell>
          <table:table-cell office:value-type="float" office:value="7160" calcext:value-type="float">
            <text:p>7160</text:p>
          </table:table-cell>
          <table:table-cell office:value-type="float" office:value="5980" calcext:value-type="float">
            <text:p>5980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string" calcext:value-type="string">
            <text:p>BPP_50_50_0.1_0.7_7.txt</text:p>
          </table:table-cell>
          <table:table-cell office:value-type="float" office:value="8280" calcext:value-type="float">
            <text:p>8280</text:p>
          </table:table-cell>
          <table:table-cell office:value-type="float" office:value="7160" calcext:value-type="float">
            <text:p>7160</text:p>
          </table:table-cell>
          <table:table-cell office:value-type="float" office:value="6310" calcext:value-type="float">
            <text:p>6310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string" calcext:value-type="string">
            <text:p>BPP_50_50_0.1_0.7_8.txt</text:p>
          </table:table-cell>
          <table:table-cell office:value-type="float" office:value="8010" calcext:value-type="float">
            <text:p>8010</text:p>
          </table:table-cell>
          <table:table-cell office:value-type="float" office:value="7260" calcext:value-type="float">
            <text:p>7260</text:p>
          </table:table-cell>
          <table:table-cell office:value-type="float" office:value="6810" calcext:value-type="float">
            <text:p>6810</text:p>
          </table:table-cell>
          <table:table-cell office:value-type="float" office:value="8420" calcext:value-type="float">
            <text:p>8420</text:p>
          </table:table-cell>
        </table:table-row>
        <table:table-row table:style-name="ro1">
          <table:table-cell office:value-type="string" calcext:value-type="string">
            <text:p>BPP_50_50_0.1_0.7_9.txt</text:p>
          </table:table-cell>
          <table:table-cell office:value-type="float" office:value="8490" calcext:value-type="float">
            <text:p>8490</text:p>
          </table:table-cell>
          <table:table-cell office:value-type="float" office:value="7270" calcext:value-type="float">
            <text:p>7270</text:p>
          </table:table-cell>
          <table:table-cell office:value-type="float" office:value="6270" calcext:value-type="float">
            <text:p>6270</text:p>
          </table:table-cell>
          <table:table-cell office:value-type="float" office:value="8990" calcext:value-type="float">
            <text:p>8990</text:p>
          </table:table-cell>
        </table:table-row>
        <table:table-row table:style-name="ro1">
          <table:table-cell office:value-type="string" calcext:value-type="string">
            <text:p>BPP_50_50_0.1_0.8_0.txt</text:p>
          </table:table-cell>
          <table:table-cell office:value-type="float" office:value="8820" calcext:value-type="float">
            <text:p>8820</text:p>
          </table:table-cell>
          <table:table-cell office:value-type="float" office:value="7140" calcext:value-type="float">
            <text:p>7140</text:p>
          </table:table-cell>
          <table:table-cell office:value-type="float" office:value="6340" calcext:value-type="float">
            <text:p>6340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string" calcext:value-type="string">
            <text:p>BPP_50_50_0.1_0.8_1.txt</text:p>
          </table:table-cell>
          <table:table-cell office:value-type="float" office:value="9220" calcext:value-type="float">
            <text:p>9220</text:p>
          </table:table-cell>
          <table:table-cell office:value-type="float" office:value="7320" calcext:value-type="float">
            <text:p>7320</text:p>
          </table:table-cell>
          <table:table-cell office:value-type="float" office:value="6130" calcext:value-type="float">
            <text:p>6130</text:p>
          </table:table-cell>
          <table:table-cell office:value-type="float" office:value="9720" calcext:value-type="float">
            <text:p>9720</text:p>
          </table:table-cell>
        </table:table-row>
        <table:table-row table:style-name="ro1">
          <table:table-cell office:value-type="string" calcext:value-type="string">
            <text:p>BPP_50_50_0.1_0.8_2.txt</text:p>
          </table:table-cell>
          <table:table-cell office:value-type="float" office:value="8980" calcext:value-type="float">
            <text:p>8980</text:p>
          </table:table-cell>
          <table:table-cell office:value-type="float" office:value="7770" calcext:value-type="float">
            <text:p>7770</text:p>
          </table:table-cell>
          <table:table-cell office:value-type="float" office:value="6320" calcext:value-type="float">
            <text:p>6320</text:p>
          </table:table-cell>
          <table:table-cell office:value-type="float" office:value="8530" calcext:value-type="float">
            <text:p>8530</text:p>
          </table:table-cell>
        </table:table-row>
        <table:table-row table:style-name="ro1">
          <table:table-cell office:value-type="string" calcext:value-type="string">
            <text:p>BPP_50_50_0.1_0.8_3.txt</text:p>
          </table:table-cell>
          <table:table-cell office:value-type="float" office:value="8400" calcext:value-type="float">
            <text:p>8400</text:p>
          </table:table-cell>
          <table:table-cell office:value-type="float" office:value="7290" calcext:value-type="float">
            <text:p>7290</text:p>
          </table:table-cell>
          <table:table-cell office:value-type="float" office:value="6280" calcext:value-type="float">
            <text:p>6280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string" calcext:value-type="string">
            <text:p>BPP_50_50_0.1_0.8_4.txt</text:p>
          </table:table-cell>
          <table:table-cell office:value-type="float" office:value="8820" calcext:value-type="float">
            <text:p>8820</text:p>
          </table:table-cell>
          <table:table-cell office:value-type="float" office:value="7360" calcext:value-type="float">
            <text:p>7360</text:p>
          </table:table-cell>
          <table:table-cell office:value-type="float" office:value="6000" calcext:value-type="float">
            <text:p>6000</text:p>
          </table:table-cell>
          <table:table-cell office:value-type="float" office:value="9620" calcext:value-type="float">
            <text:p>9620</text:p>
          </table:table-cell>
        </table:table-row>
        <table:table-row table:style-name="ro1">
          <table:table-cell office:value-type="string" calcext:value-type="string">
            <text:p>BPP_50_50_0.1_0.8_5.txt</text:p>
          </table:table-cell>
          <table:table-cell office:value-type="float" office:value="9340" calcext:value-type="float">
            <text:p>9340</text:p>
          </table:table-cell>
          <table:table-cell office:value-type="float" office:value="7910" calcext:value-type="float">
            <text:p>7910</text:p>
          </table:table-cell>
          <table:table-cell office:value-type="float" office:value="6190" calcext:value-type="float">
            <text:p>6190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string" calcext:value-type="string">
            <text:p>BPP_50_50_0.1_0.8_6.txt</text:p>
          </table:table-cell>
          <table:table-cell office:value-type="float" office:value="9010" calcext:value-type="float">
            <text:p>9010</text:p>
          </table:table-cell>
          <table:table-cell office:value-type="float" office:value="7350" calcext:value-type="float">
            <text:p>7350</text:p>
          </table:table-cell>
          <table:table-cell office:value-type="float" office:value="6010" calcext:value-type="float">
            <text:p>6010</text:p>
          </table:table-cell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string" calcext:value-type="string">
            <text:p>BPP_50_50_0.1_0.8_7.txt</text:p>
          </table:table-cell>
          <table:table-cell office:value-type="float" office:value="9080" calcext:value-type="float">
            <text:p>9080</text:p>
          </table:table-cell>
          <table:table-cell office:value-type="float" office:value="7440" calcext:value-type="float">
            <text:p>7440</text:p>
          </table:table-cell>
          <table:table-cell office:value-type="float" office:value="6450" calcext:value-type="float">
            <text:p>6450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string" calcext:value-type="string">
            <text:p>BPP_50_50_0.1_0.8_8.txt</text:p>
          </table:table-cell>
          <table:table-cell office:value-type="float" office:value="8530" calcext:value-type="float">
            <text:p>8530</text:p>
          </table:table-cell>
          <table:table-cell office:value-type="float" office:value="8170" calcext:value-type="float">
            <text:p>8170</text:p>
          </table:table-cell>
          <table:table-cell office:value-type="float" office:value="6070" calcext:value-type="float">
            <text:p>6070</text:p>
          </table:table-cell>
          <table:table-cell office:value-type="float" office:value="8540" calcext:value-type="float">
            <text:p>8540</text:p>
          </table:table-cell>
        </table:table-row>
        <table:table-row table:style-name="ro1">
          <table:table-cell office:value-type="string" calcext:value-type="string">
            <text:p>BPP_50_50_0.1_0.8_9.txt</text:p>
          </table:table-cell>
          <table:table-cell office:value-type="float" office:value="8700" calcext:value-type="float">
            <text:p>8700</text:p>
          </table:table-cell>
          <table:table-cell office:value-type="float" office:value="7360" calcext:value-type="float">
            <text:p>7360</text:p>
          </table:table-cell>
          <table:table-cell office:value-type="float" office:value="6090" calcext:value-type="float">
            <text:p>6090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string" calcext:value-type="string">
            <text:p>BPP_50_50_0.2_0.7_0.txt</text:p>
          </table:table-cell>
          <table:table-cell office:value-type="float" office:value="8460" calcext:value-type="float">
            <text:p>8460</text:p>
          </table:table-cell>
          <table:table-cell office:value-type="float" office:value="7530" calcext:value-type="float">
            <text:p>7530</text:p>
          </table:table-cell>
          <table:table-cell office:value-type="float" office:value="6560" calcext:value-type="float">
            <text:p>6560</text:p>
          </table:table-cell>
          <table:table-cell office:value-type="float" office:value="8560" calcext:value-type="float">
            <text:p>8560</text:p>
          </table:table-cell>
        </table:table-row>
        <table:table-row table:style-name="ro1">
          <table:table-cell office:value-type="string" calcext:value-type="string">
            <text:p>BPP_50_50_0.2_0.7_1.txt</text:p>
          </table:table-cell>
          <table:table-cell office:value-type="float" office:value="9120" calcext:value-type="float">
            <text:p>9120</text:p>
          </table:table-cell>
          <table:table-cell office:value-type="float" office:value="7680" calcext:value-type="float">
            <text:p>7680</text:p>
          </table:table-cell>
          <table:table-cell office:value-type="float" office:value="6020" calcext:value-type="float">
            <text:p>6020</text:p>
          </table:table-cell>
          <table:table-cell office:value-type="float" office:value="9010" calcext:value-type="float">
            <text:p>9010</text:p>
          </table:table-cell>
        </table:table-row>
        <table:table-row table:style-name="ro1">
          <table:table-cell office:value-type="string" calcext:value-type="string">
            <text:p>BPP_50_50_0.2_0.7_2.txt</text:p>
          </table:table-cell>
          <table:table-cell office:value-type="float" office:value="7980" calcext:value-type="float">
            <text:p>7980</text:p>
          </table:table-cell>
          <table:table-cell office:value-type="float" office:value="7310" calcext:value-type="float">
            <text:p>7310</text:p>
          </table:table-cell>
          <table:table-cell office:value-type="float" office:value="6520" calcext:value-type="float">
            <text:p>6520</text:p>
          </table:table-cell>
          <table:table-cell office:value-type="float" office:value="7940" calcext:value-type="float">
            <text:p>7940</text:p>
          </table:table-cell>
        </table:table-row>
        <table:table-row table:style-name="ro1">
          <table:table-cell office:value-type="string" calcext:value-type="string">
            <text:p>BPP_50_50_0.2_0.7_3.txt</text:p>
          </table:table-cell>
          <table:table-cell office:value-type="float" office:value="8220" calcext:value-type="float">
            <text:p>8220</text:p>
          </table:table-cell>
          <table:table-cell office:value-type="float" office:value="7920" calcext:value-type="float">
            <text:p>7920</text:p>
          </table:table-cell>
          <table:table-cell office:value-type="float" office:value="6020" calcext:value-type="float">
            <text:p>6020</text:p>
          </table:table-cell>
          <table:table-cell office:value-type="float" office:value="8270" calcext:value-type="float">
            <text:p>8270</text:p>
          </table:table-cell>
        </table:table-row>
        <table:table-row table:style-name="ro1">
          <table:table-cell office:value-type="string" calcext:value-type="string">
            <text:p>BPP_50_50_0.2_0.7_4.txt</text:p>
          </table:table-cell>
          <table:table-cell office:value-type="float" office:value="8360" calcext:value-type="float">
            <text:p>8360</text:p>
          </table:table-cell>
          <table:table-cell office:value-type="float" office:value="7410" calcext:value-type="float">
            <text:p>7410</text:p>
          </table:table-cell>
          <table:table-cell office:value-type="float" office:value="6200" calcext:value-type="float">
            <text:p>6200</text:p>
          </table:table-cell>
          <table:table-cell office:value-type="float" office:value="8310" calcext:value-type="float">
            <text:p>8310</text:p>
          </table:table-cell>
        </table:table-row>
        <table:table-row table:style-name="ro1">
          <table:table-cell office:value-type="string" calcext:value-type="string">
            <text:p>BPP_50_50_0.2_0.7_5.txt</text:p>
          </table:table-cell>
          <table:table-cell office:value-type="float" office:value="8600" calcext:value-type="float">
            <text:p>8600</text:p>
          </table:table-cell>
          <table:table-cell office:value-type="float" office:value="7370" calcext:value-type="float">
            <text:p>7370</text:p>
          </table:table-cell>
          <table:table-cell office:value-type="float" office:value="6260" calcext:value-type="float">
            <text:p>6260</text:p>
          </table:table-cell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string" calcext:value-type="string">
            <text:p>BPP_50_50_0.2_0.7_6.txt</text:p>
          </table:table-cell>
          <table:table-cell office:value-type="float" office:value="8550" calcext:value-type="float">
            <text:p>8550</text:p>
          </table:table-cell>
          <table:table-cell office:value-type="float" office:value="7870" calcext:value-type="float">
            <text:p>7870</text:p>
          </table:table-cell>
          <table:table-cell office:value-type="float" office:value="6700" calcext:value-type="float">
            <text:p>6700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string" calcext:value-type="string">
            <text:p>BPP_50_50_0.2_0.7_7.txt</text:p>
          </table:table-cell>
          <table:table-cell office:value-type="float" office:value="9290" calcext:value-type="float">
            <text:p>9290</text:p>
          </table:table-cell>
          <table:table-cell office:value-type="float" office:value="7650" calcext:value-type="float">
            <text:p>7650</text:p>
          </table:table-cell>
          <table:table-cell office:value-type="float" office:value="6180" calcext:value-type="float">
            <text:p>6180</text:p>
          </table:table-cell>
          <table:table-cell office:value-type="float" office:value="9050" calcext:value-type="float">
            <text:p>9050</text:p>
          </table:table-cell>
        </table:table-row>
        <table:table-row table:style-name="ro1">
          <table:table-cell office:value-type="string" calcext:value-type="string">
            <text:p>BPP_50_50_0.2_0.7_8.txt</text:p>
          </table:table-cell>
          <table:table-cell office:value-type="float" office:value="9550" calcext:value-type="float">
            <text:p>9550</text:p>
          </table:table-cell>
          <table:table-cell office:value-type="float" office:value="7410" calcext:value-type="float">
            <text:p>7410</text:p>
          </table:table-cell>
          <table:table-cell office:value-type="float" office:value="5910" calcext:value-type="float">
            <text:p>5910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string" calcext:value-type="string">
            <text:p>BPP_50_50_0.2_0.7_9.txt</text:p>
          </table:table-cell>
          <table:table-cell office:value-type="float" office:value="9770" calcext:value-type="float">
            <text:p>9770</text:p>
          </table:table-cell>
          <table:table-cell office:value-type="float" office:value="7290" calcext:value-type="float">
            <text:p>7290</text:p>
          </table:table-cell>
          <table:table-cell office:value-type="float" office:value="6370" calcext:value-type="float">
            <text:p>6370</text:p>
          </table:table-cell>
          <table:table-cell office:value-type="float" office:value="8970" calcext:value-type="float">
            <text:p>8970</text:p>
          </table:table-cell>
        </table:table-row>
        <table:table-row table:style-name="ro1">
          <table:table-cell office:value-type="string" calcext:value-type="string">
            <text:p>BPP_50_50_0.2_0.8_0.txt</text:p>
          </table:table-cell>
          <table:table-cell office:value-type="float" office:value="8610" calcext:value-type="float">
            <text:p>8610</text:p>
          </table:table-cell>
          <table:table-cell office:value-type="float" office:value="7220" calcext:value-type="float">
            <text:p>7220</text:p>
          </table:table-cell>
          <table:table-cell office:value-type="float" office:value="6340" calcext:value-type="float">
            <text:p>6340</text:p>
          </table:table-cell>
          <table:table-cell office:value-type="float" office:value="8520" calcext:value-type="float">
            <text:p>8520</text:p>
          </table:table-cell>
        </table:table-row>
        <table:table-row table:style-name="ro1">
          <table:table-cell office:value-type="string" calcext:value-type="string">
            <text:p>BPP_50_50_0.2_0.8_1.txt</text:p>
          </table:table-cell>
          <table:table-cell office:value-type="float" office:value="8440" calcext:value-type="float">
            <text:p>8440</text:p>
          </table:table-cell>
          <table:table-cell office:value-type="float" office:value="7240" calcext:value-type="float">
            <text:p>7240</text:p>
          </table:table-cell>
          <table:table-cell office:value-type="float" office:value="6200" calcext:value-type="float">
            <text:p>6200</text:p>
          </table:table-cell>
          <table:table-cell office:value-type="float" office:value="8110" calcext:value-type="float">
            <text:p>8110</text:p>
          </table:table-cell>
        </table:table-row>
        <table:table-row table:style-name="ro1">
          <table:table-cell office:value-type="string" calcext:value-type="string">
            <text:p>BPP_50_50_0.2_0.8_2.txt</text:p>
          </table:table-cell>
          <table:table-cell office:value-type="float" office:value="8850" calcext:value-type="float">
            <text:p>8850</text:p>
          </table:table-cell>
          <table:table-cell office:value-type="float" office:value="7350" calcext:value-type="float">
            <text:p>7350</text:p>
          </table:table-cell>
          <table:table-cell office:value-type="float" office:value="6020" calcext:value-type="float">
            <text:p>6020</text:p>
          </table:table-cell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string" calcext:value-type="string">
            <text:p>BPP_50_50_0.2_0.8_3.txt</text:p>
          </table:table-cell>
          <table:table-cell office:value-type="float" office:value="9150" calcext:value-type="float">
            <text:p>9150</text:p>
          </table:table-cell>
          <table:table-cell office:value-type="float" office:value="7310" calcext:value-type="float">
            <text:p>7310</text:p>
          </table:table-cell>
          <table:table-cell office:value-type="float" office:value="6080" calcext:value-type="float">
            <text:p>6080</text:p>
          </table:table-cell>
          <table:table-cell office:value-type="float" office:value="8790" calcext:value-type="float">
            <text:p>8790</text:p>
          </table:table-cell>
        </table:table-row>
        <table:table-row table:style-name="ro1">
          <table:table-cell office:value-type="string" calcext:value-type="string">
            <text:p>BPP_50_50_0.2_0.8_4.txt</text:p>
          </table:table-cell>
          <table:table-cell office:value-type="float" office:value="9480" calcext:value-type="float">
            <text:p>9480</text:p>
          </table:table-cell>
          <table:table-cell office:value-type="float" office:value="7580" calcext:value-type="float">
            <text:p>7580</text:p>
          </table:table-cell>
          <table:table-cell office:value-type="float" office:value="6100" calcext:value-type="float">
            <text:p>6100</text:p>
          </table:table-cell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string" calcext:value-type="string">
            <text:p>BPP_50_50_0.2_0.8_5.txt</text:p>
          </table:table-cell>
          <table:table-cell office:value-type="float" office:value="8890" calcext:value-type="float">
            <text:p>8890</text:p>
          </table:table-cell>
          <table:table-cell office:value-type="float" office:value="7390" calcext:value-type="float">
            <text:p>7390</text:p>
          </table:table-cell>
          <table:table-cell office:value-type="float" office:value="6100" calcext:value-type="float">
            <text:p>6100</text:p>
          </table:table-cell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string" calcext:value-type="string">
            <text:p>BPP_50_50_0.2_0.8_6.txt</text:p>
          </table:table-cell>
          <table:table-cell office:value-type="float" office:value="8400" calcext:value-type="float">
            <text:p>8400</text:p>
          </table:table-cell>
          <table:table-cell office:value-type="float" office:value="7130" calcext:value-type="float">
            <text:p>7130</text:p>
          </table:table-cell>
          <table:table-cell office:value-type="float" office:value="6200" calcext:value-type="float">
            <text:p>6200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office:value-type="string" calcext:value-type="string">
            <text:p>BPP_50_50_0.2_0.8_7.txt</text:p>
          </table:table-cell>
          <table:table-cell office:value-type="float" office:value="8190" calcext:value-type="float">
            <text:p>8190</text:p>
          </table:table-cell>
          <table:table-cell office:value-type="float" office:value="7430" calcext:value-type="float">
            <text:p>7430</text:p>
          </table:table-cell>
          <table:table-cell office:value-type="float" office:value="6150" calcext:value-type="float">
            <text:p>6150</text:p>
          </table:table-cell>
          <table:table-cell office:value-type="float" office:value="8310" calcext:value-type="float">
            <text:p>8310</text:p>
          </table:table-cell>
        </table:table-row>
        <table:table-row table:style-name="ro1">
          <table:table-cell office:value-type="string" calcext:value-type="string">
            <text:p>BPP_50_50_0.2_0.8_8.txt</text:p>
          </table:table-cell>
          <table:table-cell office:value-type="float" office:value="8840" calcext:value-type="float">
            <text:p>8840</text:p>
          </table:table-cell>
          <table:table-cell office:value-type="float" office:value="7200" calcext:value-type="float">
            <text:p>7200</text:p>
          </table:table-cell>
          <table:table-cell office:value-type="float" office:value="6080" calcext:value-type="float">
            <text:p>6080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table:style-name="ce5" office:value-type="string" calcext:value-type="string">
            <text:p>BPP_50_50_0.2_0.8_9.txt</text:p>
          </table:table-cell>
          <table:table-cell table:style-name="ce10" office:value-type="float" office:value="9310" calcext:value-type="float">
            <text:p>9310</text:p>
          </table:table-cell>
          <table:table-cell table:style-name="ce15" office:value-type="float" office:value="7550" calcext:value-type="float">
            <text:p>7550</text:p>
          </table:table-cell>
          <table:table-cell table:style-name="ce15" office:value-type="float" office:value="6190" calcext:value-type="float">
            <text:p>6190</text:p>
          </table:table-cell>
          <table:table-cell table:style-name="ce20" office:value-type="float" office:value="9170" calcext:value-type="float">
            <text:p>9170</text:p>
          </table:table-cell>
        </table:table-row>
      </table:table>
      <table:table table:name="Tabela dinâmica_FT60_approx_bins" table:style-name="ta1">
        <table:table-column table:style-name="co7" table:default-cell-style-name="ce4"/>
        <table:table-column table:style-name="co8" table:default-cell-style-name="ce9"/>
        <table:table-column table:style-name="co5" table:number-columns-repeated="2" table:default-cell-style-name="ce14"/>
        <table:table-column table:style-name="co5" table:default-cell-style-name="ce19"/>
        <table:table-row table:style-name="ro1">
          <table:table-cell table:style-name="ce1" office:value-type="string" calcext:value-type="string">
            <text:p>Soma - N_bins</text:p>
          </table:table-cell>
          <table:table-cell table:style-name="ce6" office:value-type="string" calcext:value-type="string">
            <text:p>Algoritmo</text:p>
          </table:table-cell>
          <table:table-cell table:style-name="ce11" table:number-columns-repeated="2"/>
          <table:table-cell table:style-name="ce16"/>
        </table:table-row>
        <table:table-row table:style-name="ro1">
          <table:table-cell table:style-name="ce2" office:value-type="string" calcext:value-type="string">
            <text:p>Instancia</text:p>
          </table:table-cell>
          <table:table-cell table:style-name="ce7" office:value-type="string" calcext:value-type="string">
            <text:p>BFD</text:p>
          </table:table-cell>
          <table:table-cell table:style-name="ce12" office:value-type="string" calcext:value-type="string">
            <text:p>FFD</text:p>
          </table:table-cell>
          <table:table-cell table:style-name="ce12" office:value-type="string" calcext:value-type="string">
            <text:p>NFD</text:p>
          </table:table-cell>
          <table:table-cell table:style-name="ce17" office:value-type="string" calcext:value-type="string">
            <text:p>WFD</text:p>
          </table:table-cell>
        </table:table-row>
        <table:table-row table:style-name="ro1">
          <table:table-cell table:style-name="ce3" office:value-type="string" calcext:value-type="string">
            <text:p>BPP_50_50_0.1_0.7_0.txt</text:p>
          </table:table-cell>
          <table:table-cell table:style-name="ce8" office:value-type="float" office:value="23" calcext:value-type="float">
            <text:p>23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31" calcext:value-type="float">
            <text:p>31</text:p>
          </table:table-cell>
          <table:table-cell table:style-name="ce18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PP_50_50_0.1_0.7_1.tx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PP_50_50_0.1_0.7_2.tx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PP_50_50_0.1_0.7_3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PP_50_50_0.1_0.7_4.tx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PP_50_50_0.1_0.7_5.tx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PP_50_50_0.1_0.7_6.tx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PP_50_50_0.1_0.7_7.txt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PP_50_50_0.1_0.7_8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PP_50_50_0.1_0.7_9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PP_50_50_0.1_0.8_0.tx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PP_50_50_0.1_0.8_1.txt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PP_50_50_0.1_0.8_2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PP_50_50_0.1_0.8_3.tx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PP_50_50_0.1_0.8_4.tx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PP_50_50_0.1_0.8_5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PP_50_50_0.1_0.8_6.txt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PP_50_50_0.1_0.8_7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PP_50_50_0.1_0.8_8.txt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PP_50_50_0.1_0.8_9.tx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PP_50_50_0.2_0.7_0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PP_50_50_0.2_0.7_1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PP_50_50_0.2_0.7_2.txt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PP_50_50_0.2_0.7_3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PP_50_50_0.2_0.7_4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PP_50_50_0.2_0.7_5.tx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PP_50_50_0.2_0.7_6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PP_50_50_0.2_0.7_7.tx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PP_50_50_0.2_0.7_8.tx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PP_50_50_0.2_0.7_9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PP_50_50_0.2_0.8_0.tx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PP_50_50_0.2_0.8_1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PP_50_50_0.2_0.8_2.txt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PP_50_50_0.2_0.8_3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PP_50_50_0.2_0.8_4.txt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PP_50_50_0.2_0.8_5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PP_50_50_0.2_0.8_6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PP_50_50_0.2_0.8_7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PP_50_50_0.2_0.8_8.txt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5" office:value-type="string" calcext:value-type="string">
            <text:p>BPP_50_50_0.2_0.8_9.txt</text:p>
          </table:table-cell>
          <table:table-cell table:style-name="ce10" office:value-type="float" office:value="30" calcext:value-type="float">
            <text:p>3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7" calcext:value-type="float">
            <text:p>37</text:p>
          </table:table-cell>
          <table:table-cell table:style-name="ce20" office:value-type="float" office:value="30" calcext:value-type="float">
            <text:p>30</text:p>
          </table:table-cell>
        </table:table-row>
      </table:table>
      <table:named-expressions/>
      <table:data-pilot-tables>
        <table:data-pilot-table table:name="DataPilot1" table:application-data="" table:target-range-address="'Tabela dinâmica_FT60_approx_bins'.A1:'Tabela dinâmica_FT60_approx_bins'.E42" table:buttons="'Tabela dinâmica_FT60_approx_bins'.A2 'Tabela dinâmica_FT60_approx_bins'.B1" table:grand-total="none" table:identify-categories="true" table:show-filter-button="false">
          <table:source-cell-range table:cell-range-address="FT60_approx.A1:FT60_approx.D225"/>
          <table:data-pilot-field table:source-field-name="Algoritmo" table:orientation="column" table:used-hierarchy="0" table:function="auto">
            <table:data-pilot-level table:show-empty="false" calcext:repeat-item-labels="false">
              <table:data-pilot-members>
                <table:data-pilot-member table:name="BFD" table:display="true" table:show-details="true"/>
                <table:data-pilot-member table:name="FFD" table:display="true" table:show-details="true"/>
                <table:data-pilot-member table:name="NFD" table:display="true" table:show-details="true"/>
                <table:data-pilot-member table:name="WF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stancia" table:orientation="row" table:used-hierarchy="0" table:function="auto">
            <table:data-pilot-level table:show-empty="false" calcext:repeat-item-labels="false">
              <table:data-pilot-members>
                <table:data-pilot-member table:name="BPP_50_50_0.1_0.7_0.txt" table:display="true" table:show-details="true"/>
                <table:data-pilot-member table:name="BPP_50_50_0.1_0.7_1.txt" table:display="true" table:show-details="true"/>
                <table:data-pilot-member table:name="BPP_50_50_0.1_0.7_2.txt" table:display="true" table:show-details="true"/>
                <table:data-pilot-member table:name="BPP_50_50_0.1_0.7_3.txt" table:display="true" table:show-details="true"/>
                <table:data-pilot-member table:name="BPP_50_50_0.1_0.7_4.txt" table:display="true" table:show-details="true"/>
                <table:data-pilot-member table:name="BPP_50_50_0.1_0.7_5.txt" table:display="true" table:show-details="true"/>
                <table:data-pilot-member table:name="BPP_50_50_0.1_0.7_6.txt" table:display="true" table:show-details="true"/>
                <table:data-pilot-member table:name="BPP_50_50_0.1_0.7_7.txt" table:display="true" table:show-details="true"/>
                <table:data-pilot-member table:name="BPP_50_50_0.1_0.7_8.txt" table:display="true" table:show-details="true"/>
                <table:data-pilot-member table:name="BPP_50_50_0.1_0.7_9.txt" table:display="true" table:show-details="true"/>
                <table:data-pilot-member table:name="BPP_50_50_0.1_0.8_0.txt" table:display="true" table:show-details="true"/>
                <table:data-pilot-member table:name="BPP_50_50_0.1_0.8_1.txt" table:display="true" table:show-details="true"/>
                <table:data-pilot-member table:name="BPP_50_50_0.1_0.8_2.txt" table:display="true" table:show-details="true"/>
                <table:data-pilot-member table:name="BPP_50_50_0.1_0.8_3.txt" table:display="true" table:show-details="true"/>
                <table:data-pilot-member table:name="BPP_50_50_0.1_0.8_4.txt" table:display="true" table:show-details="true"/>
                <table:data-pilot-member table:name="BPP_50_50_0.1_0.8_5.txt" table:display="true" table:show-details="true"/>
                <table:data-pilot-member table:name="BPP_50_50_0.1_0.8_6.txt" table:display="true" table:show-details="true"/>
                <table:data-pilot-member table:name="BPP_50_50_0.1_0.8_7.txt" table:display="true" table:show-details="true"/>
                <table:data-pilot-member table:name="BPP_50_50_0.1_0.8_8.txt" table:display="true" table:show-details="true"/>
                <table:data-pilot-member table:name="BPP_50_50_0.1_0.8_9.txt" table:display="true" table:show-details="true"/>
                <table:data-pilot-member table:name="BPP_50_50_0.2_0.7_0.txt" table:display="true" table:show-details="true"/>
                <table:data-pilot-member table:name="BPP_50_50_0.2_0.7_1.txt" table:display="true" table:show-details="true"/>
                <table:data-pilot-member table:name="BPP_50_50_0.2_0.7_2.txt" table:display="true" table:show-details="true"/>
                <table:data-pilot-member table:name="BPP_50_50_0.2_0.7_3.txt" table:display="true" table:show-details="true"/>
                <table:data-pilot-member table:name="BPP_50_50_0.2_0.7_4.txt" table:display="true" table:show-details="true"/>
                <table:data-pilot-member table:name="BPP_50_50_0.2_0.7_5.txt" table:display="true" table:show-details="true"/>
                <table:data-pilot-member table:name="BPP_50_50_0.2_0.7_6.txt" table:display="true" table:show-details="true"/>
                <table:data-pilot-member table:name="BPP_50_50_0.2_0.7_7.txt" table:display="true" table:show-details="true"/>
                <table:data-pilot-member table:name="BPP_50_50_0.2_0.7_8.txt" table:display="true" table:show-details="true"/>
                <table:data-pilot-member table:name="BPP_50_50_0.2_0.7_9.txt" table:display="true" table:show-details="true"/>
                <table:data-pilot-member table:name="BPP_50_50_0.2_0.8_0.txt" table:display="true" table:show-details="true"/>
                <table:data-pilot-member table:name="BPP_50_50_0.2_0.8_1.txt" table:display="true" table:show-details="true"/>
                <table:data-pilot-member table:name="BPP_50_50_0.2_0.8_2.txt" table:display="true" table:show-details="true"/>
                <table:data-pilot-member table:name="BPP_50_50_0.2_0.8_3.txt" table:display="true" table:show-details="true"/>
                <table:data-pilot-member table:name="BPP_50_50_0.2_0.8_4.txt" table:display="true" table:show-details="true"/>
                <table:data-pilot-member table:name="BPP_50_50_0.2_0.8_5.txt" table:display="true" table:show-details="true"/>
                <table:data-pilot-member table:name="BPP_50_50_0.2_0.8_6.txt" table:display="true" table:show-details="true"/>
                <table:data-pilot-member table:name="BPP_50_50_0.2_0.8_7.txt" table:display="true" table:show-details="true"/>
                <table:data-pilot-member table:name="BPP_50_50_0.2_0.8_8.txt" table:display="true" table:show-details="true"/>
                <table:data-pilot-member table:name="BPP_50_50_0.2_0.8_9.tx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N_bins" table:orientation="data" table:used-hierarchy="0" table:function="sum">
            <table:data-pilot-level table:show-empty="false" calcext:repeat-item-labels="false">
              <table:data-pilot-members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dinâmica_FT60_approx_time'.A1:'Tabela dinâmica_FT60_approx_time'.E42" table:buttons="'Tabela dinâmica_FT60_approx_time'.A2 'Tabela dinâmica_FT60_approx_time'.B1" table:grand-total="none" table:identify-categories="true" table:show-filter-button="false">
          <table:source-cell-range table:cell-range-address="FT60_approx.A1:FT60_approx.D225"/>
          <table:data-pilot-field table:source-field-name="Algoritmo" table:orientation="column" table:used-hierarchy="0" table:function="auto">
            <table:data-pilot-level table:show-empty="false" calcext:repeat-item-labels="false">
              <table:data-pilot-members>
                <table:data-pilot-member table:name="BFD" table:display="true" table:show-details="true"/>
                <table:data-pilot-member table:name="FFD" table:display="true" table:show-details="true"/>
                <table:data-pilot-member table:name="NFD" table:display="true" table:show-details="true"/>
                <table:data-pilot-member table:name="WF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stancia" table:orientation="row" table:used-hierarchy="0" table:function="auto">
            <table:data-pilot-level table:show-empty="false" calcext:repeat-item-labels="false">
              <table:data-pilot-members>
                <table:data-pilot-member table:name="BPP_50_50_0.1_0.7_0.txt" table:display="true" table:show-details="true"/>
                <table:data-pilot-member table:name="BPP_50_50_0.1_0.7_1.txt" table:display="true" table:show-details="true"/>
                <table:data-pilot-member table:name="BPP_50_50_0.1_0.7_2.txt" table:display="true" table:show-details="true"/>
                <table:data-pilot-member table:name="BPP_50_50_0.1_0.7_3.txt" table:display="true" table:show-details="true"/>
                <table:data-pilot-member table:name="BPP_50_50_0.1_0.7_4.txt" table:display="true" table:show-details="true"/>
                <table:data-pilot-member table:name="BPP_50_50_0.1_0.7_5.txt" table:display="true" table:show-details="true"/>
                <table:data-pilot-member table:name="BPP_50_50_0.1_0.7_6.txt" table:display="true" table:show-details="true"/>
                <table:data-pilot-member table:name="BPP_50_50_0.1_0.7_7.txt" table:display="true" table:show-details="true"/>
                <table:data-pilot-member table:name="BPP_50_50_0.1_0.7_8.txt" table:display="true" table:show-details="true"/>
                <table:data-pilot-member table:name="BPP_50_50_0.1_0.7_9.txt" table:display="true" table:show-details="true"/>
                <table:data-pilot-member table:name="BPP_50_50_0.1_0.8_0.txt" table:display="true" table:show-details="true"/>
                <table:data-pilot-member table:name="BPP_50_50_0.1_0.8_1.txt" table:display="true" table:show-details="true"/>
                <table:data-pilot-member table:name="BPP_50_50_0.1_0.8_2.txt" table:display="true" table:show-details="true"/>
                <table:data-pilot-member table:name="BPP_50_50_0.1_0.8_3.txt" table:display="true" table:show-details="true"/>
                <table:data-pilot-member table:name="BPP_50_50_0.1_0.8_4.txt" table:display="true" table:show-details="true"/>
                <table:data-pilot-member table:name="BPP_50_50_0.1_0.8_5.txt" table:display="true" table:show-details="true"/>
                <table:data-pilot-member table:name="BPP_50_50_0.1_0.8_6.txt" table:display="true" table:show-details="true"/>
                <table:data-pilot-member table:name="BPP_50_50_0.1_0.8_7.txt" table:display="true" table:show-details="true"/>
                <table:data-pilot-member table:name="BPP_50_50_0.1_0.8_8.txt" table:display="true" table:show-details="true"/>
                <table:data-pilot-member table:name="BPP_50_50_0.1_0.8_9.txt" table:display="true" table:show-details="true"/>
                <table:data-pilot-member table:name="BPP_50_50_0.2_0.7_0.txt" table:display="true" table:show-details="true"/>
                <table:data-pilot-member table:name="BPP_50_50_0.2_0.7_1.txt" table:display="true" table:show-details="true"/>
                <table:data-pilot-member table:name="BPP_50_50_0.2_0.7_2.txt" table:display="true" table:show-details="true"/>
                <table:data-pilot-member table:name="BPP_50_50_0.2_0.7_3.txt" table:display="true" table:show-details="true"/>
                <table:data-pilot-member table:name="BPP_50_50_0.2_0.7_4.txt" table:display="true" table:show-details="true"/>
                <table:data-pilot-member table:name="BPP_50_50_0.2_0.7_5.txt" table:display="true" table:show-details="true"/>
                <table:data-pilot-member table:name="BPP_50_50_0.2_0.7_6.txt" table:display="true" table:show-details="true"/>
                <table:data-pilot-member table:name="BPP_50_50_0.2_0.7_7.txt" table:display="true" table:show-details="true"/>
                <table:data-pilot-member table:name="BPP_50_50_0.2_0.7_8.txt" table:display="true" table:show-details="true"/>
                <table:data-pilot-member table:name="BPP_50_50_0.2_0.7_9.txt" table:display="true" table:show-details="true"/>
                <table:data-pilot-member table:name="BPP_50_50_0.2_0.8_0.txt" table:display="true" table:show-details="true"/>
                <table:data-pilot-member table:name="BPP_50_50_0.2_0.8_1.txt" table:display="true" table:show-details="true"/>
                <table:data-pilot-member table:name="BPP_50_50_0.2_0.8_2.txt" table:display="true" table:show-details="true"/>
                <table:data-pilot-member table:name="BPP_50_50_0.2_0.8_3.txt" table:display="true" table:show-details="true"/>
                <table:data-pilot-member table:name="BPP_50_50_0.2_0.8_4.txt" table:display="true" table:show-details="true"/>
                <table:data-pilot-member table:name="BPP_50_50_0.2_0.8_5.txt" table:display="true" table:show-details="true"/>
                <table:data-pilot-member table:name="BPP_50_50_0.2_0.8_6.txt" table:display="true" table:show-details="true"/>
                <table:data-pilot-member table:name="BPP_50_50_0.2_0.8_7.txt" table:display="true" table:show-details="true"/>
                <table:data-pilot-member table:name="BPP_50_50_0.2_0.8_8.txt" table:display="true" table:show-details="true"/>
                <table:data-pilot-member table:name="BPP_50_50_0.2_0.8_9.tx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Tempo_Nanosegundos" table:orientation="data" table:used-hierarchy="0" table:function="sum">
            <table:data-pilot-level table:show-empty="false" calcext:repeat-item-labels="false">
              <table:data-pilot-members>
                <table:data-pilot-member table:name="5980" table:display="true" table:show-details="true"/>
                <table:data-pilot-member table:name="6080" table:display="true" table:show-details="true"/>
                <table:data-pilot-member table:name="6100" table:display="true" table:show-details="true"/>
                <table:data-pilot-member table:name="6120" table:display="true" table:show-details="true"/>
                <table:data-pilot-member table:name="5910" table:display="true" table:show-details="true"/>
                <table:data-pilot-member table:name="6000" table:display="true" table:show-details="true"/>
                <table:data-pilot-member table:name="6010" table:display="true" table:show-details="true"/>
                <table:data-pilot-member table:name="6020" table:display="true" table:show-details="true"/>
                <table:data-pilot-member table:name="6070" table:display="true" table:show-details="true"/>
                <table:data-pilot-member table:name="6090" table:display="true" table:show-details="true"/>
                <table:data-pilot-member table:name="6130" table:display="true" table:show-details="true"/>
                <table:data-pilot-member table:name="6150" table:display="true" table:show-details="true"/>
                <table:data-pilot-member table:name="6180" table:display="true" table:show-details="true"/>
                <table:data-pilot-member table:name="6190" table:display="true" table:show-details="true"/>
                <table:data-pilot-member table:name="6200" table:display="true" table:show-details="true"/>
                <table:data-pilot-member table:name="6230" table:display="true" table:show-details="true"/>
                <table:data-pilot-member table:name="6260" table:display="true" table:show-details="true"/>
                <table:data-pilot-member table:name="6270" table:display="true" table:show-details="true"/>
                <table:data-pilot-member table:name="6280" table:display="true" table:show-details="true"/>
                <table:data-pilot-member table:name="6310" table:display="true" table:show-details="true"/>
                <table:data-pilot-member table:name="6320" table:display="true" table:show-details="true"/>
                <table:data-pilot-member table:name="6340" table:display="true" table:show-details="true"/>
                <table:data-pilot-member table:name="6370" table:display="true" table:show-details="true"/>
                <table:data-pilot-member table:name="6450" table:display="true" table:show-details="true"/>
                <table:data-pilot-member table:name="6520" table:display="true" table:show-details="true"/>
                <table:data-pilot-member table:name="6560" table:display="true" table:show-details="true"/>
                <table:data-pilot-member table:name="6700" table:display="true" table:show-details="true"/>
                <table:data-pilot-member table:name="6810" table:display="true" table:show-details="true"/>
                <table:data-pilot-member table:name="7070" table:display="true" table:show-details="true"/>
                <table:data-pilot-member table:name="7130" table:display="true" table:show-details="true"/>
                <table:data-pilot-member table:name="7140" table:display="true" table:show-details="true"/>
                <table:data-pilot-member table:name="7160" table:display="true" table:show-details="true"/>
                <table:data-pilot-member table:name="7200" table:display="true" table:show-details="true"/>
                <table:data-pilot-member table:name="7220" table:display="true" table:show-details="true"/>
                <table:data-pilot-member table:name="7240" table:display="true" table:show-details="true"/>
                <table:data-pilot-member table:name="7260" table:display="true" table:show-details="true"/>
                <table:data-pilot-member table:name="7270" table:display="true" table:show-details="true"/>
                <table:data-pilot-member table:name="7290" table:display="true" table:show-details="true"/>
                <table:data-pilot-member table:name="7310" table:display="true" table:show-details="true"/>
                <table:data-pilot-member table:name="7320" table:display="true" table:show-details="true"/>
                <table:data-pilot-member table:name="7350" table:display="true" table:show-details="true"/>
                <table:data-pilot-member table:name="7360" table:display="true" table:show-details="true"/>
                <table:data-pilot-member table:name="7370" table:display="true" table:show-details="true"/>
                <table:data-pilot-member table:name="7390" table:display="true" table:show-details="true"/>
                <table:data-pilot-member table:name="7410" table:display="true" table:show-details="true"/>
                <table:data-pilot-member table:name="7430" table:display="true" table:show-details="true"/>
                <table:data-pilot-member table:name="7440" table:display="true" table:show-details="true"/>
                <table:data-pilot-member table:name="7530" table:display="true" table:show-details="true"/>
                <table:data-pilot-member table:name="7550" table:display="true" table:show-details="true"/>
                <table:data-pilot-member table:name="7580" table:display="true" table:show-details="true"/>
                <table:data-pilot-member table:name="7650" table:display="true" table:show-details="true"/>
                <table:data-pilot-member table:name="7680" table:display="true" table:show-details="true"/>
                <table:data-pilot-member table:name="7760" table:display="true" table:show-details="true"/>
                <table:data-pilot-member table:name="7770" table:display="true" table:show-details="true"/>
                <table:data-pilot-member table:name="7840" table:display="true" table:show-details="true"/>
                <table:data-pilot-member table:name="7870" table:display="true" table:show-details="true"/>
                <table:data-pilot-member table:name="7890" table:display="true" table:show-details="true"/>
                <table:data-pilot-member table:name="7910" table:display="true" table:show-details="true"/>
                <table:data-pilot-member table:name="7920" table:display="true" table:show-details="true"/>
                <table:data-pilot-member table:name="7940" table:display="true" table:show-details="true"/>
                <table:data-pilot-member table:name="7980" table:display="true" table:show-details="true"/>
                <table:data-pilot-member table:name="8010" table:display="true" table:show-details="true"/>
                <table:data-pilot-member table:name="8050" table:display="true" table:show-details="true"/>
                <table:data-pilot-member table:name="8110" table:display="true" table:show-details="true"/>
                <table:data-pilot-member table:name="8170" table:display="true" table:show-details="true"/>
                <table:data-pilot-member table:name="8180" table:display="true" table:show-details="true"/>
                <table:data-pilot-member table:name="8190" table:display="true" table:show-details="true"/>
                <table:data-pilot-member table:name="8210" table:display="true" table:show-details="true"/>
                <table:data-pilot-member table:name="8220" table:display="true" table:show-details="true"/>
                <table:data-pilot-member table:name="8240" table:display="true" table:show-details="true"/>
                <table:data-pilot-member table:name="8250" table:display="true" table:show-details="true"/>
                <table:data-pilot-member table:name="8260" table:display="true" table:show-details="true"/>
                <table:data-pilot-member table:name="8270" table:display="true" table:show-details="true"/>
                <table:data-pilot-member table:name="8280" table:display="true" table:show-details="true"/>
                <table:data-pilot-member table:name="8310" table:display="true" table:show-details="true"/>
                <table:data-pilot-member table:name="8360" table:display="true" table:show-details="true"/>
                <table:data-pilot-member table:name="8370" table:display="true" table:show-details="true"/>
                <table:data-pilot-member table:name="8400" table:display="true" table:show-details="true"/>
                <table:data-pilot-member table:name="8420" table:display="true" table:show-details="true"/>
                <table:data-pilot-member table:name="8440" table:display="true" table:show-details="true"/>
                <table:data-pilot-member table:name="8460" table:display="true" table:show-details="true"/>
                <table:data-pilot-member table:name="8490" table:display="true" table:show-details="true"/>
                <table:data-pilot-member table:name="8500" table:display="true" table:show-details="true"/>
                <table:data-pilot-member table:name="8520" table:display="true" table:show-details="true"/>
                <table:data-pilot-member table:name="8530" table:display="true" table:show-details="true"/>
                <table:data-pilot-member table:name="8540" table:display="true" table:show-details="true"/>
                <table:data-pilot-member table:name="8550" table:display="true" table:show-details="true"/>
                <table:data-pilot-member table:name="8560" table:display="true" table:show-details="true"/>
                <table:data-pilot-member table:name="8600" table:display="true" table:show-details="true"/>
                <table:data-pilot-member table:name="8610" table:display="true" table:show-details="true"/>
                <table:data-pilot-member table:name="8640" table:display="true" table:show-details="true"/>
                <table:data-pilot-member table:name="8680" table:display="true" table:show-details="true"/>
                <table:data-pilot-member table:name="8700" table:display="true" table:show-details="true"/>
                <table:data-pilot-member table:name="8720" table:display="true" table:show-details="true"/>
                <table:data-pilot-member table:name="8730" table:display="true" table:show-details="true"/>
                <table:data-pilot-member table:name="8740" table:display="true" table:show-details="true"/>
                <table:data-pilot-member table:name="8790" table:display="true" table:show-details="true"/>
                <table:data-pilot-member table:name="8820" table:display="true" table:show-details="true"/>
                <table:data-pilot-member table:name="8840" table:display="true" table:show-details="true"/>
                <table:data-pilot-member table:name="8850" table:display="true" table:show-details="true"/>
                <table:data-pilot-member table:name="8890" table:display="true" table:show-details="true"/>
                <table:data-pilot-member table:name="8960" table:display="true" table:show-details="true"/>
                <table:data-pilot-member table:name="8970" table:display="true" table:show-details="true"/>
                <table:data-pilot-member table:name="8980" table:display="true" table:show-details="true"/>
                <table:data-pilot-member table:name="8990" table:display="true" table:show-details="true"/>
                <table:data-pilot-member table:name="9010" table:display="true" table:show-details="true"/>
                <table:data-pilot-member table:name="9050" table:display="true" table:show-details="true"/>
                <table:data-pilot-member table:name="9070" table:display="true" table:show-details="true"/>
                <table:data-pilot-member table:name="9080" table:display="true" table:show-details="true"/>
                <table:data-pilot-member table:name="9100" table:display="true" table:show-details="true"/>
                <table:data-pilot-member table:name="9120" table:display="true" table:show-details="true"/>
                <table:data-pilot-member table:name="9150" table:display="true" table:show-details="true"/>
                <table:data-pilot-member table:name="9170" table:display="true" table:show-details="true"/>
                <table:data-pilot-member table:name="9220" table:display="true" table:show-details="true"/>
                <table:data-pilot-member table:name="9240" table:display="true" table:show-details="true"/>
                <table:data-pilot-member table:name="9280" table:display="true" table:show-details="true"/>
                <table:data-pilot-member table:name="9290" table:display="true" table:show-details="true"/>
                <table:data-pilot-member table:name="9300" table:display="true" table:show-details="true"/>
                <table:data-pilot-member table:name="9310" table:display="true" table:show-details="true"/>
                <table:data-pilot-member table:name="9340" table:display="true" table:show-details="true"/>
                <table:data-pilot-member table:name="9450" table:display="true" table:show-details="true"/>
                <table:data-pilot-member table:name="9480" table:display="true" table:show-details="true"/>
                <table:data-pilot-member table:name="9550" table:display="true" table:show-details="true"/>
                <table:data-pilot-member table:name="9610" table:display="true" table:show-details="true"/>
                <table:data-pilot-member table:name="9620" table:display="true" table:show-details="true"/>
                <table:data-pilot-member table:name="9720" table:display="true" table:show-details="true"/>
                <table:data-pilot-member table:name="97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5:27:45.08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08T15:28:16.495000000</dc:date>
    <meta:editing-duration>PT7M23S</meta:editing-duration>
    <meta:editing-cycles>5</meta:editing-cycles>
    <meta:generator>LibreOffice/6.2.8.2$Windows_X86_64 LibreOffice_project/f82ddfca21ebc1e222a662a32b25c0c9d20169ee</meta:generator>
    <meta:document-statistic meta:table-count="3" meta:cell-count="738" meta:object-count="0"/>
  </office:meta>
</office:document-meta>
</file>